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2e4" officeooo:paragraph-rsid="001552e4"/>
    </style:style>
    <style:style style:name="P2" style:family="paragraph" style:parent-style-name="Standard">
      <style:text-properties fo:font-weight="bold" officeooo:paragraph-rsid="001552e4" style:font-weight-asian="bold" style:font-weight-complex="bold"/>
    </style:style>
    <style:style style:name="P3" style:family="paragraph" style:parent-style-name="Standard">
      <style:text-properties fo:font-weight="bold" officeooo:rsid="001552e4" officeooo:paragraph-rsid="001552e4" style:font-weight-asian="bold" style:font-weight-complex="bold"/>
    </style:style>
    <style:style style:name="P4" style:family="paragraph" style:parent-style-name="Standard" style:master-page-name="">
      <style:paragraph-properties style:page-number="auto" fo:break-before="auto" fo:break-after="auto"/>
      <style:text-properties officeooo:rsid="001552e4" officeooo:paragraph-rsid="001552e4"/>
    </style:style>
    <style:style style:name="P5" style:family="paragraph" style:parent-style-name="Text_20_body">
      <style:text-properties officeooo:rsid="001552e4" officeooo:paragraph-rsid="001552e4"/>
    </style:style>
    <style:style style:name="P6" style:family="paragraph" style:parent-style-name="Text_20_body">
      <style:text-properties officeooo:rsid="001577d9" officeooo:paragraph-rsid="001577d9"/>
    </style:style>
    <style:style style:name="P7" style:family="paragraph" style:parent-style-name="Text_20_body">
      <style:text-properties officeooo:rsid="0016b7af" officeooo:paragraph-rsid="0016b7af"/>
    </style:style>
    <style:style style:name="P8" style:family="paragraph" style:parent-style-name="Text_20_body">
      <style:text-properties officeooo:paragraph-rsid="0016b7af"/>
    </style:style>
    <style:style style:name="P9" style:family="paragraph" style:parent-style-name="Text_20_body">
      <style:text-properties officeooo:rsid="0017f33b" officeooo:paragraph-rsid="0017f33b" fo:background-color="#009933"/>
    </style:style>
    <style:style style:name="P10" style:family="paragraph" style:parent-style-name="Text_20_body">
      <style:text-properties officeooo:rsid="0016b7af" officeooo:paragraph-rsid="0016b7af" fo:background-color="#009933"/>
    </style:style>
    <style:style style:name="P11" style:family="paragraph" style:parent-style-name="Text_20_body">
      <style:text-properties officeooo:rsid="001577d9" officeooo:paragraph-rsid="001577d9" fo:background-color="#009933"/>
    </style:style>
    <style:style style:name="P12" style:family="paragraph" style:parent-style-name="Text_20_body">
      <style:text-properties officeooo:rsid="0017f33b" officeooo:paragraph-rsid="0017f33b" fo:background-color="#99ffff"/>
    </style:style>
    <style:style style:name="P13" style:family="paragraph" style:parent-style-name="Text_20_body">
      <style:text-properties officeooo:rsid="001552e4" officeooo:paragraph-rsid="001552e4" fo:background-color="#99ffff"/>
    </style:style>
    <style:style style:name="P14" style:family="paragraph" style:parent-style-name="Text_20_body">
      <style:text-properties officeooo:rsid="001552e4" officeooo:paragraph-rsid="001577d9" fo:background-color="#99ffff"/>
    </style:style>
    <style:style style:name="P15" style:family="paragraph" style:parent-style-name="Text_20_body">
      <style:text-properties officeooo:rsid="0016b7af" officeooo:paragraph-rsid="0016b7af" fo:background-color="#99ffff"/>
    </style:style>
    <style:style style:name="P16" style:family="paragraph" style:parent-style-name="Text_20_body">
      <style:text-properties officeooo:rsid="001577d9" officeooo:paragraph-rsid="001577d9" fo:background-color="#99ffff"/>
    </style:style>
    <style:style style:name="P17" style:family="paragraph" style:parent-style-name="Text_20_body">
      <style:text-properties officeooo:rsid="0017f33b" officeooo:paragraph-rsid="0017f33b" fo:background-color="#ff9999"/>
    </style:style>
    <style:style style:name="P18" style:family="paragraph" style:parent-style-name="Text_20_body" style:list-style-name="L7">
      <style:paragraph-properties fo:margin-top="0in" fo:margin-bottom="0in" loext:contextual-spacing="false"/>
    </style:style>
    <style:style style:name="P19" style:family="paragraph" style:parent-style-name="Text_20_body" style:list-style-name="L8">
      <style:paragraph-properties fo:margin-top="0in" fo:margin-bottom="0in" loext:contextual-spacing="false"/>
    </style:style>
    <style:style style:name="P20" style:family="paragraph" style:parent-style-name="Heading_20_2">
      <style:text-properties officeooo:rsid="0016b7af" officeooo:paragraph-rsid="0016b7af"/>
    </style:style>
    <style:style style:name="P21" style:family="paragraph" style:parent-style-name="Heading_20_3">
      <style:text-properties officeooo:rsid="001552e4" officeooo:paragraph-rsid="001552e4"/>
    </style:style>
    <style:style style:name="P22" style:family="paragraph" style:parent-style-name="Heading_20_3">
      <style:text-properties officeooo:rsid="001577d9" officeooo:paragraph-rsid="001577d9"/>
    </style:style>
    <style:style style:name="P23" style:family="paragraph" style:parent-style-name="Heading_20_3">
      <style:text-properties fo:background-color="#00cc33"/>
    </style:style>
    <style:style style:name="P24" style:family="paragraph" style:parent-style-name="Heading_20_3">
      <style:text-properties officeooo:rsid="0017f33b" officeooo:paragraph-rsid="0017f33b"/>
    </style:style>
    <style:style style:name="T1" style:family="text">
      <style:text-properties fo:background-color="#00cccc" loext:char-shading-value="0"/>
    </style:style>
    <style:style style:name="T2" style:family="text">
      <style:text-properties fo:background-color="#00cc00" loext:char-shading-value="0"/>
    </style:style>
    <style:style style:name="T3" style:family="text">
      <style:text-properties fo:background-color="#00cc33" loext:char-shading-value="0"/>
    </style:style>
    <style:style style:name="T4" style:family="text">
      <style:text-properties officeooo:rsid="001552e4"/>
    </style:style>
    <style:style style:name="T5" style:family="text">
      <style:text-properties officeooo:rsid="001577d9"/>
    </style:style>
    <style:style style:name="T6" style:family="text">
      <style:text-properties officeooo:rsid="0016b7af"/>
    </style:style>
    <style:style style:name="T7" style:family="text">
      <style:text-properties officeooo:rsid="0017f33b"/>
    </style:style>
    <style:style style:name="T8" style:family="text">
      <style:text-properties fo:background-color="#99ffff" loext:char-shading-value="0"/>
    </style:style>
    <style:style style:name="T9" style:family="text">
      <style:text-properties fo:background-color="#99ffff" loext:char-shading-value="0"/>
    </style:style>
    <style:style style:name="T10" style:family="text">
      <style:text-properties fo:background-color="#009933" loext:char-shading-value="0"/>
    </style:style>
    <style:style style:name="T11" style:family="text">
      <style:text-properties fo:background-color="#009933" loext:char-shading-value="0"/>
    </style:style>
    <style:style style:name="T12" style:family="text">
      <style:text-properties officeooo:rsid="0016b7af" fo:background-color="#009933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Legenda:</text:h>
      <text:p text:style-name="P9">Dokončano</text:p>
      <text:p text:style-name="P12">dokončano samo na backendu</text:p>
      <text:p text:style-name="P17">dokončano samo na frontendu</text:p>
      <text:h text:style-name="P21" text:outline-level="3">Skupne funkcije anon in stranka:</text:h>
      <text:p text:style-name="P13">Prijava in odjava</text:p>
      <text:p text:style-name="P5"><text:span text:style-name="T9">pregled izdelkov,</text:span> iskanje po njih, <text:span text:style-name="T9">pregled podrobnosti izdelka</text:span></text:p>
      <text:p text:style-name="P5">dodajanje v kosarico (<text:span text:style-name="T9">stranka → baza</text:span>, anon → local storage)</text:p>
      <text:p text:style-name="P5">Zaključek nakupa(stranka → gre v /blagajna, anon → preusmeri na /prijava)</text:p>
      <text:p text:style-name="P5">ob prijavi naj stran preveri ali je kaj shranjeno v košarici v local storage-u in če je, naj z apijem to doda v kosarico. (to je da če uporabnik ki ni prijavljen poklika stvari v košarico, hoče zaključiti nakup, ga vpraša za ime in geslo, in ga spusti noter, lahko od tam nadaljuje nakup)</text:p>
      <text:p text:style-name="P15">Registracija uporabnika, <text:span text:style-name="T10">email za potrditev registracije (5%)</text:span></text:p>
      <text:h text:style-name="P21" text:outline-level="3">Funkcije stranka:</text:h>
      <text:p text:style-name="P5"><text:span text:style-name="T9">Pregled profila.</text:span> <text:span text:style-name="T9">Stranka pride na /profil in tam je forma, kjer lahko ureja svoje podatke in jih posodobi.</text:span></text:p>
      <text:p text:style-name="P5">Zaključek nakupa: v košarici reče na blagajno, ki ga preusmeri na /blagajna. Tam se prikaže vsebina košarice še enkrat, povzetek nakupa in možnost zaključka naročila.</text:p>
      <text:p text:style-name="P5">Pregled starih naročil.</text:p>
      <text:p text:style-name="P7">Ocenjevanje izdelkov (5%)</text:p>
      <text:h text:style-name="P22" text:outline-level="3">Skupne funkcije prodajalec in administrator (osebje):</text:h>
      <text:p text:style-name="P16">Prijava in odjava: na /osebje/prijava vpraša za veljaven X.509 certifikat, nakar se podatki iz certifikata prenesejo v prijavno formo. (demo je že postavljen)</text:p>
      <text:p text:style-name="P14">Pregled profila. <text:span text:style-name="T5">Osebje</text:span> pride na /profil in tam je forma, kjer lahko ureja svoje podatke in jih posodobi.</text:p>
      <text:p text:style-name="P7"><text:span text:style-name="T11">Vodenje dnevnika (5%)</text:span></text:p>
      <text:h text:style-name="P22" text:outline-level="3">Funkcije prodajalec:</text:h>
      <text:p text:style-name="P6">Obdelava naročil: pregled neobdelanih naročil, potrjevanje in preklic naročil, ogled zgodovine in možnost storniranja potrjenih naročil (lifecycle naročila: stranka odda naročilo → neobdelano → prodajalec sprejme naročilo, ga pregleda in mu dodeli status → potrjeno/preklicano → če je potrjeno ga lahko na seznamo zgodovine stornira.</text:p>
      <text:p text:style-name="P16">Ustvarjanje, urejanje, aktiviranje, deaktiviranje Izdelkov. <text:span text:style-name="T12">Slike za izdelek (10%)</text:span></text:p>
      <text:p text:style-name="P16"><text:soft-page-break/>Ustvarjanje, urejanje, aktiviranje, deaktiviranje Strank.</text:p>
      <text:h text:style-name="P22" text:outline-level="3">Funkcije administrator:</text:h>
      <text:p text:style-name="P16">Ustvarjanje, urejanje, aktiviranje, deaktiviranje Prodajalca (na strani za urejanje je tudi gumb za dokončen izbris uporabnika, ampak je posebej označeno in vpraša pred to akcijo. Privzeti način ‘brisanja’ uporabnikov je deaktivacija računa.</text:p>
      <text:p text:style-name="Text_20_body"><text:span text:style-name="Source_20_Text"/></text:p>
      <text:h text:style-name="P22" text:outline-level="3">Funkcije Android:</text:h>
      <text:p text:style-name="P11">Prikaz seznama izdelkov, prikaz posameznega izdelka</text:p>
      <text:p text:style-name="P10">prijava in odjava <text:span text:style-name="T7">(5%)</text:span></text:p>
      <text:p text:style-name="P10">pregled profilnih podatkov in posodabljanje le-teh <text:span text:style-name="T7">(5%)</text:span></text:p>
      <text:h text:style-name="P22" text:outline-level="3">Ostale zahteve:</text:h>
      <text:p text:style-name="P11">Lastna certifikatna agencija, svoja potrdila.</text:p>
      <text:p text:style-name="P7">Filtriranje podatkov za varovanje pred XSS napadi, in SQL injectionom</text:p>
      <text:p text:style-name="P7">HTTP GET in POST se uporablja smiselno, (pa tudi PUT in DELETE), api vrača pravilne kode</text:p>
      <text:p text:style-name="P10">Ustrezna hramba gesel</text:p>
      <text:p text:style-name="P8"><text:span text:style-name="T6">Baza v tretji normalni obliki</text:span></text:p>
      <text:h text:style-name="P20" text:outline-level="2">TODO:</text:h>
      <text:p text:style-name="P2"><text:span text:style-name="T4">Paginacija:</text:span></text:p>
      <text:p text:style-name="P1">API za izdelke, stranke in prodajalce vrača seznam po straneh. Če GET parameter ‘stran’ ni podan, potem je privzeta vrednost 1. Limit se lahko specificira z GET parametrom ‘limit’, drugače se privzame vrednost iz konfiguracijske datoteke</text:p>
      <text:p text:style-name="P1"/>
      <text:p text:style-name="P3">Izdelki:</text:p>
      <text:p text:style-name="P1">API za izdelke poleg podatkov o izdelku vrne tudi id slike, ki naj se prikaže kot thumbnail. (to je prva vrednost iz baze)</text:p>
      <text:p text:style-name="P4">Preklapljanje HTTP / HTTPS zahtevkov</text:p>
      <text:p text:style-name="P1"/>
      <text:p text:style-name="P3">zahtevki: </text:p>
      <text:p text:style-name="P1"><text:s text:c="2"/>/, /izdelki, /izdelki/:id, (mogoče se doda še kakšen glede na potrebo, naj bo napisano fleksibilno, da se da hitro urejat)</text:p>
      <text:p text:style-name="P1">morajo delati tako na HTTP kot na HTTPS</text:p>
      <text:p text:style-name="P1"/>
      <text:p text:style-name="P1">vsi ostali zahtevki naj se preusmerijo iz HTTP na HTTPS (naj ne bojo onemogočeni na HTTP, ampak naj jih preusmeri na HTTPS). Taki zahtevki so:</text:p>
      <text:p text:style-name="P1">/profil</text:p>
      <text:p text:style-name="P1">/kosarica</text:p>
      <text:p text:style-name="P1">/blagajna</text:p>
      <text:p text:style-name="P1">/prijava</text:p>
      <text:p text:style-name="P1">/registracija</text:p>
      <text:p text:style-name="P1"><text:soft-page-break/>/osebje/** <text:s/>(ubistvu samo /osebje/prijava, ampak če narediš /osebje/** je bolj fleksibilno)</text:p>
      <text:p text:style-name="P1">/prodaja/**</text:p>
      <text:p text:style-name="P1">/admin/**</text:p>
      <text:p text:style-name="P1">/api/**</text:p>
      <text:p text:style-name="P1"/>
      <text:p text:style-name="P1">Apache configuracijske datoteke napiši tako, da ti bo delalo na tvojem računalniku in jih spremeni v mapi /conf, ter jih komitaj. Tekom razvoja si jih bo vsak popravil tako da bo delovalo njemu, v produkciji bomo pa dali da deluje iz /var/www/html <text:s/>mape, ampak to je malenkost. </text:p>
      <text:p text:style-name="P1">Pri redirekciji uporabljaj Redirect ukaz (priporočen način) in ne Rewrite. Znal bi pomagati tudi <text:s/>LocationMat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16:06:41.585000263</meta:creation-date>
    <dc:date>2018-01-08T12:04:52.971153068</dc:date>
    <meta:editing-duration>PT1H11M4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566" meta:character-count="3792" meta:non-whitespace-character-count="3276"/>
  </office:meta>
</office:document-meta>
</file>